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ne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ne.persis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one.Clone( Path srcPath , Path destPath , String srcWorkspaceName , boolean removeExisting , ManagerProvider srcMgrProvider , ManagerProvider destMg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ne.create( Path srcPath , Path destPath , String srcWorkspaceName , boolean removeExisting , ManagerProvider srcMgrProvider , ManagerProvider destMg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ne.isRemove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